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071in" svg:height="6.7059in" svg:x="8.9937in" svg:y="2.3398in">
            <draw:object draw:notify-on-update-of-ranges="Sheet1.B2:Sheet1.B2 Sheet1.B3:Sheet1.B7 Sheet1.C2:Sheet1.C2 Sheet1.C3:Sheet1.C7 Sheet1.B2:Sheet1.B2 Sheet1.B3:Sheet1.B7 Sheet1.E2:Sheet1.E2 Sheet1.E3:Sheet1.E7 Sheet1.B2:Sheet1.B2 Sheet1.B3:Sheet1.B7 Sheet1.G2:Sheet1.G2 Sheet1.G3:Sheet1.G7 Sheet1.B2:Sheet1.B2 Sheet1.B3:Sheet1.B7 Sheet1.I2:Sheet1.I2 Sheet1.I3:Sheet1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NRU</text:p>
          </table:table-cell>
          <table:table-cell/>
          <table:table-cell office:value-type="string" calcext:value-type="string">
            <text:p>AGING</text:p>
          </table:table-cell>
          <table:table-cell/>
          <table:table-cell office:value-type="string" calcext:value-type="string">
            <text:p>O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DISK WRITES</text:p>
          </table:table-cell>
          <table:table-cell office:value-type="string" calcext:value-type="string">
            <text:p>AGING-PF</text:p>
          </table:table-cell>
          <table:table-cell office:value-type="string" calcext:value-type="string">
            <text:p>AGING-DW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DISK WRITES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DISK WRIT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3147" calcext:value-type="float">
            <text:p>293147</text:p>
          </table:table-cell>
          <table:table-cell office:value-type="float" office:value="51054" calcext:value-type="float">
            <text:p>51054</text:p>
          </table:table-cell>
          <table:table-cell office:value-type="float" office:value="387059" calcext:value-type="float">
            <text:p>387059</text:p>
          </table:table-cell>
          <table:table-cell office:value-type="float" office:value="33672" calcext:value-type="float">
            <text:p>33672</text:p>
          </table:table-cell>
          <table:table-cell office:value-type="float" office:value="171244" calcext:value-type="float">
            <text:p>171244</text:p>
          </table:table-cell>
          <table:table-cell office:value-type="float" office:value="46452" calcext:value-type="float">
            <text:p>46452</text:p>
          </table:table-cell>
          <table:table-cell office:value-type="float" office:value="321044" calcext:value-type="float">
            <text:p>321044</text:p>
          </table:table-cell>
          <table:table-cell office:value-type="float" office:value="54388" calcext:value-type="float">
            <text:p>543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161413" calcext:value-type="float">
            <text:p>161413</text:p>
          </table:table-cell>
          <table:table-cell office:value-type="float" office:value="23110" calcext:value-type="float">
            <text:p>23110</text:p>
          </table:table-cell>
          <table:table-cell office:value-type="float" office:value="204155" calcext:value-type="float">
            <text:p>204155</text:p>
          </table:table-cell>
          <table:table-cell office:value-type="float" office:value="25327" calcext:value-type="float">
            <text:p>25327</text:p>
          </table:table-cell>
          <table:table-cell office:value-type="float" office:value="78312" calcext:value-type="float">
            <text:p>78312</text:p>
          </table:table-cell>
          <table:table-cell office:value-type="float" office:value="18134" calcext:value-type="float">
            <text:p>18134</text:p>
          </table:table-cell>
          <table:table-cell office:value-type="float" office:value="195475" calcext:value-type="float">
            <text:p>195475</text:p>
          </table:table-cell>
          <table:table-cell office:value-type="float" office:value="40073" calcext:value-type="float">
            <text:p>400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57145" calcext:value-type="float">
            <text:p>57145</text:p>
          </table:table-cell>
          <table:table-cell office:value-type="float" office:value="8315" calcext:value-type="float">
            <text:p>8315</text:p>
          </table:table-cell>
          <table:table-cell office:value-type="float" office:value="93074" calcext:value-type="float">
            <text:p>93074</text:p>
          </table:table-cell>
          <table:table-cell office:value-type="float" office:value="14765" calcext:value-type="float">
            <text:p>14765</text:p>
          </table:table-cell>
          <table:table-cell office:value-type="float" office:value="28826" calcext:value-type="float">
            <text:p>28826</text:p>
          </table:table-cell>
          <table:table-cell office:value-type="float" office:value="6916" calcext:value-type="float">
            <text:p>6916</text:p>
          </table:table-cell>
          <table:table-cell office:value-type="float" office:value="84175" calcext:value-type="float">
            <text:p>84175</text:p>
          </table:table-cell>
          <table:table-cell office:value-type="float" office:value="18344" calcext:value-type="float">
            <text:p>183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30225" calcext:value-type="float">
            <text:p>30225</text:p>
          </table:table-cell>
          <table:table-cell office:value-type="float" office:value="4688" calcext:value-type="float">
            <text:p>4688</text:p>
          </table:table-cell>
          <table:table-cell office:value-type="float" office:value="55356" calcext:value-type="float">
            <text:p>55356</text:p>
          </table:table-cell>
          <table:table-cell office:value-type="float" office:value="9034" calcext:value-type="float">
            <text:p>9034</text:p>
          </table:table-cell>
          <table:table-cell office:value-type="float" office:value="14289" calcext:value-type="float">
            <text:p>14289</text:p>
          </table:table-cell>
          <table:table-cell office:value-type="float" office:value="4114" calcext:value-type="float">
            <text:p>4114</text:p>
          </table:table-cell>
          <table:table-cell office:value-type="float" office:value="35715" calcext:value-type="float">
            <text:p>35715</text:p>
          </table:table-cell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15355" calcext:value-type="float">
            <text:p>15355</text:p>
          </table:table-cell>
          <table:table-cell office:value-type="float" office:value="2759" calcext:value-type="float">
            <text:p>2759</text:p>
          </table:table-cell>
          <table:table-cell office:value-type="float" office:value="26659" calcext:value-type="float">
            <text:p>26659</text:p>
          </table:table-cell>
          <table:table-cell office:value-type="float" office:value="5512" calcext:value-type="float">
            <text:p>5512</text:p>
          </table:table-cell>
          <table:table-cell office:value-type="float" office:value="6518" calcext:value-type="float">
            <text:p>6518</text:p>
          </table:table-cell>
          <table:table-cell office:value-type="float" office:value="2155" calcext:value-type="float">
            <text:p>2155</text:p>
          </table:table-cell>
          <table:table-cell office:value-type="float" office:value="18122" calcext:value-type="float">
            <text:p>18122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RAMES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DISK WRIT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1044" calcext:value-type="float">
            <text:p>321044</text:p>
          </table:table-cell>
          <table:table-cell office:value-type="float" office:value="54388" calcext:value-type="float">
            <text:p>543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95475" calcext:value-type="float">
            <text:p>195475</text:p>
          </table:table-cell>
          <table:table-cell office:value-type="float" office:value="40073" calcext:value-type="float">
            <text:p>400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84175" calcext:value-type="float">
            <text:p>84175</text:p>
          </table:table-cell>
          <table:table-cell office:value-type="float" office:value="18344" calcext:value-type="float">
            <text:p>183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35715" calcext:value-type="float">
            <text:p>35715</text:p>
          </table:table-cell>
          <table:table-cell office:value-type="float" office:value="8479" calcext:value-type="float">
            <text:p>847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8122" calcext:value-type="float">
            <text:p>18122</text:p>
          </table:table-cell>
          <table:table-cell office:value-type="float" office:value="5051" calcext:value-type="float">
            <text:p>50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3:48:21.526702331</dc:date>
    <dc:creator>Charles Kiorpes</dc:creator>
    <meta:document-statistic meta:table-count="1" meta:cell-count="81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35cm" svg:height="17.034cm" xlink:href=".." xlink:type="simple" chart:class="chart:scatter" chart:style-name="ch1">
        <chart:title svg:x="9.84cm" svg:y="0.476cm" chart:style-name="ch2">
          <text:p>SWIM - Page Faults by Algorithm</text:p>
        </chart:title>
        <chart:legend chart:legend-position="end" svg:x="22.763cm" svg:y="7.471cm" style:legend-expansion="high" chart:style-name="ch3"/>
        <chart:plot-area chart:style-name="ch4" table:cell-range-address="Sheet1.B2:Sheet1.C7 Sheet1.E2:Sheet1.E7 Sheet1.G2:Sheet1.G7 Sheet1.I2:Sheet1.I7" chart:data-source-has-labels="row" svg:x="1.539cm" svg:y="2.301cm" svg:width="20.168cm" svg:height="13.412cm">
          <chartooo:coordinate-region svg:x="2.901cm" svg:y="2.501cm" svg:width="18.526cm" svg:height="12.565cm"/>
          <chart:axis chart:dimension="x" chart:name="primary-x" chart:style-name="ch5">
            <chart:title svg:x="10.719cm" svg:y="16.053cm" chart:style-name="ch6">
              <text:p># of Frames</text:p>
            </chart:title>
          </chart:axis>
          <chart:axis chart:dimension="y" chart:name="primary-y" chart:style-name="ch7">
            <chart:title svg:x="0.451cm" svg:y="9.924cm" chart:style-name="ch8">
              <text:p>Page Faults</text:p>
            </chart:title>
            <chart:grid chart:style-name="ch9" chart:class="major"/>
          </chart:axis>
          <chart:series chart:style-name="ch10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11" chart:values-cell-range-address="Sheet1.E3:Sheet1.E7" chart:label-cell-address="Sheet1.E2:Sheet1.E2" chart:class="chart:scatter">
            <chart:data-point chart:repeated="5"/>
          </chart:series>
          <chart:series chart:style-name="ch12" chart:values-cell-range-address="Sheet1.G3:Sheet1.G7" chart:label-cell-address="Sheet1.G2:Sheet1.G2" chart:class="chart:scatter">
            <chart:data-point chart:repeated="5"/>
          </chart:series>
          <chart:series chart:style-name="ch13" chart:values-cell-range-address="Sheet1.I3:Sheet1.I7" chart:label-cell-address="Sheet1.I2:Sheet1.I2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FAULTS</text:p>
                <draw:g>
                  <svg:desc>Sheet1.C2:Sheet1.C2</svg:desc>
                </draw:g>
              </table:table-cell>
              <table:table-cell office:value-type="string">
                <text:p>AGING-PF</text:p>
                <draw:g>
                  <svg:desc>Sheet1.E2:Sheet1.E2</svg:desc>
                </draw:g>
              </table:table-cell>
              <table:table-cell office:value-type="string">
                <text:p>PAGE FAULTS</text:p>
                <draw:g>
                  <svg:desc>Sheet1.G2:Sheet1.G2</svg:desc>
                </draw:g>
              </table:table-cell>
              <table:table-cell office:value-type="string">
                <text:p>PAGE FAULTS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3:Sheet1.B7</svg:desc>
                </draw:g>
              </table:table-cell>
              <table:table-cell office:value-type="float" office:value="293147">
                <text:p>293147</text:p>
                <draw:g>
                  <svg:desc>Sheet1.C3:Sheet1.C7</svg:desc>
                </draw:g>
              </table:table-cell>
              <table:table-cell office:value-type="float" office:value="387059">
                <text:p>387059</text:p>
                <draw:g>
                  <svg:desc>Sheet1.E3:Sheet1.E7</svg:desc>
                </draw:g>
              </table:table-cell>
              <table:table-cell office:value-type="float" office:value="171244">
                <text:p>171244</text:p>
                <draw:g>
                  <svg:desc>Sheet1.G3:Sheet1.G7</svg:desc>
                </draw:g>
              </table:table-cell>
              <table:table-cell office:value-type="float" office:value="321044">
                <text:p>321044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1413">
                <text:p>161413</text:p>
              </table:table-cell>
              <table:table-cell office:value-type="float" office:value="204155">
                <text:p>204155</text:p>
              </table:table-cell>
              <table:table-cell office:value-type="float" office:value="78312">
                <text:p>78312</text:p>
              </table:table-cell>
              <table:table-cell office:value-type="float" office:value="195475">
                <text:p>195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7145">
                <text:p>57145</text:p>
              </table:table-cell>
              <table:table-cell office:value-type="float" office:value="93074">
                <text:p>93074</text:p>
              </table:table-cell>
              <table:table-cell office:value-type="float" office:value="28826">
                <text:p>28826</text:p>
              </table:table-cell>
              <table:table-cell office:value-type="float" office:value="84175">
                <text:p>84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0225">
                <text:p>30225</text:p>
              </table:table-cell>
              <table:table-cell office:value-type="float" office:value="55356">
                <text:p>55356</text:p>
              </table:table-cell>
              <table:table-cell office:value-type="float" office:value="14289">
                <text:p>14289</text:p>
              </table:table-cell>
              <table:table-cell office:value-type="float" office:value="35715">
                <text:p>35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5355">
                <text:p>15355</text:p>
              </table:table-cell>
              <table:table-cell office:value-type="float" office:value="26659">
                <text:p>26659</text:p>
              </table:table-cell>
              <table:table-cell office:value-type="float" office:value="6518">
                <text:p>6518</text:p>
              </table:table-cell>
              <table:table-cell office:value-type="float" office:value="18122">
                <text:p>18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